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ioinfo 3kursas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DNR replikacijos procesyvum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zduot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roblemos kad 1 strukturos analizė neduoda reikalingu rezultatų ir nepakankamai geri skirtumai randami</text:p>
              </text:list-item>
              <text:list-item>
                <text:p>Igyvendinimas 2 ir 3 sekos lyginimas kuris turėtu aptikti didesnius skirtumus ir panašum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adiniai Baltymai 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1">1dml_A <text:s/>- <text:s/>DNR polimerazės procesyvumo faktorius </text:span></text:p>
                <text:p><text:span text:style-name="T1"/></text:p>
              </text:list-item>
              <text:list-item>
                <text:p><text:span text:style-name="T1">3bep_B - E. coli beta clamp polimerazės Procesyvumo fakt.</text:span></text:p>
              </text:list-item>
              <text:list-item>
                <text:p><text:span text:style-name="T1">1axc_A – PCNA</text:span></text:p>
                <text:p><text:span text:style-name="T1"/></text:p>
              </text:list-item>
              <text:list-item>
                <text:p><text:span text:style-name="T1">1czd_A – DNR polymerazės pagalbinis baltymas G45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kdymo plan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š pradinių baltymų panašių sekų paieškos atsikeliame naujų baltymų</text:p>
              </text:list-item>
              <text:list-item>
                <text:p>Juos atrenkame- nepanašius metame lauk.</text:p>
              </text:list-item>
              <text:list-item>
                <text:p>Darome porinį užklojimą. </text:p>
              </text:list-item>
              <text:list-item>
                <text:p>Randame atstumų įverčius kuriuos panaudojame sudarydami medį ir atrinkdami pagrindines grupes</text:p>
              </text:list-item>
              <text:list-item>
                <text:p>Identifikuojame kekvienos grupės atstovų požymius, pagal 3inę seką</text:p>
              </text:list-item>
              <text:list-item>
                <text:p>Rastus panašumus skirtumus peržvelgiame struktūroj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kdym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>1. Dali paieška pagal pradinius baltymus Z-score iki 3, taip pat naudojamas BLAST.</text:p>
                <text:p>2. Filtravimas su 90% panašumo įverčiu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kdym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>1. Dali paieška pagal pradinius baltymus Z-score iki 3, taip pat naudojamas BLAST.</text:p>
                <text:p>2. Filtravimas su 90% panašumo įverčiu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ykdym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/>
                <text:p><text:line-break/><text:line-break/>3. DaliLite užklojimo programa</text:p>
                <text:p>4. Atstūmų įverčia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5.Požymių palyginimas iš dali rezultatų.<text:line-break/></text:p>
                <text:p>6. Pymol grupių atstovų skirtumų atrinkimas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ykdymas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švados</text:p>
          </draw:text-box>
        </draw:frame>
        <draw:frame presentation:style-name="pr4" draw:layer="layout" svg:width="25.199cm" svg:height="12.178cm" svg:x="0.963cm" svg:y="4.572cm" presentation:class="outline" presentation:user-transformed="true">
          <draw:text-box>
            <text:list text:style-name="L3">
              <text:list-item>
                <text:p>Kas gauta kokia nauda</text:p>
              </text:list-item>
              <text:list-item>
                <text:p>Gauti skirtumai i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orodo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Kas padejo atlikti</text:p>
              </text:list-item>
              <text:list-item>
                <text:p>Is kur gauta medziaga </text:p>
              </text:list-item>
              <text:list-item>
                <text:p>Medziagos kurejai</text:p>
              </text:list-item>
              <text:list-item>
                <text:p>Program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21:31:35.734663802</meta:creation-date>
    <dc:date>2015-06-22T22:12:35.093347815</dc:date>
    <meta:editing-duration>PT23M21S</meta:editing-duration>
    <meta:editing-cycles>6</meta:editing-cycles>
    <meta:generator>LibreOffice/4.2.8.2$Linux_x86 LibreOffice_project/420m0$Build-2</meta:generator>
    <meta:document-statistic meta:object-count="61"/>
  </office:meta>
</office:document-meta>
</file>